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1 - The Azarinth Sentinel" calcext:value-type="string">
            <text:p>Class 1: 47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5 - Kin of Ash" calcext:value-type="string">
            <text:p>Class 2: 46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7 - The Faen Valkyrie" calcext:value-type="string">
            <text:p>Class 3: 41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1" calcext:value-type="float">
            <text:p>47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5" calcext:value-type="float">
            <text:p>465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7" calcext:value-type="float">
            <text:p>41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3" table:formula="of:=[.D44]+([.C44]-1)*20" office:value-type="float" office:value="59" calcext:value-type="float">
            <text:p>5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13" table:formula="of:=[.D45]+([.C45]-1)*20" office:value-type="float" office:value="56" calcext:value-type="float">
            <text:p>5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9 Displacement             x2 " calcext:value-type="string">
            <text:p>3-19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6 Space Shift              x2 " calcext:value-type="string">
            <text:p>3-16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4" calcext:value-type="float">
            <text:p>2034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ight Magic Resistance" calcext:value-type="string">
            <text:p>3-1 <text:s text:c="2"/>[51% - 8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1" calcext:value-type="float">
            <text:p>47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5" calcext:value-type="float">
            <text:p>46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7" calcext:value-type="float">
            <text:p>41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9" calcext:value-type="float">
            <text:p>19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6" calcext:value-type="float">
            <text:p>16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1 - The Azarinth Sentinel" calcext:value-type="string">
            <text:p>Class 1: 471 - The Azarinth Sentinel</text:p>
          </table:table-cell>
        </table:table-row>
        <table:table-row table:style-name="ro1">
          <table:table-cell table:formula="of:=[$Calculations.A2]" office:value-type="string" office:string-value="Class 2: 465 - Kin of Ash" calcext:value-type="string">
            <text:p>Class 2: 465 - Kin of Ash</text:p>
          </table:table-cell>
        </table:table-row>
        <table:table-row table:style-name="ro1">
          <table:table-cell table:formula="of:=[$Calculations.A3]" office:value-type="string" office:string-value="Class 3: 417 - The Faen Valkyrie" calcext:value-type="string">
            <text:p>Class 3: 41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9 Displacement             x2 " calcext:value-type="string">
            <text:p>3-19 Displacement <text:s text:c="12"/>x2 </text:p>
          </table:table-cell>
        </table:table-row>
        <table:table-row table:style-name="ro1">
          <table:table-cell table:formula="of:=[$Calculations.A61]" office:value-type="string" office:string-value="3-16 Space Shift              x2 " calcext:value-type="string">
            <text:p>3-16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1   [51% - 82%] Light Magic Resistance" calcext:value-type="string">
            <text:p>3-1 <text:s text:c="2"/>[51% - 82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07:27.715000000</dc:date>
    <meta:generator>LibreOffice/7.0.5.2$Windows_X86_64 LibreOffice_project/64390860c6cd0aca4beafafcfd84613dd9dfb63a</meta:generator>
    <meta:editing-duration>PT17H50M30S</meta:editing-duration>
    <meta:editing-cycles>116</meta:editing-cycles>
    <meta:document-statistic meta:table-count="2" meta:cell-count="2071" meta:object-count="0"/>
    <meta:user-defined meta:name="AppVersion">16.0300</meta:user-defined>
  </office:meta>
</office:document-meta>
</file>